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.959cm"/>
    </style:style>
    <style:style style:name="co2" style:family="table-column">
      <style:table-column-properties fo:break-before="auto" style:column-width="17.568cm"/>
    </style:style>
    <style:style style:name="co3" style:family="table-column">
      <style:table-column-properties fo:break-before="auto" style:column-width="39.72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deepseek_csv_20251115_acaaa6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Françai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Sorella, cosa dici?</text:p>
          </table:table-cell>
          <table:table-cell office:value-type="string" calcext:value-type="string">
            <text:p>- Ma soeur, qu'en dis-tu ?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Io son stordita dallo spirto infernal di tal ragazza.</text:p>
          </table:table-cell>
          <table:table-cell office:value-type="string" calcext:value-type="string">
            <text:p>- Je suis estomaquée par la légèreté de cette fille !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Ma credimi: è una pazza. Ti par che siamo in caso di seguir suoi consigli?</text:p>
          </table:table-cell>
          <table:table-cell office:value-type="string" calcext:value-type="string">
            <text:p>- Si tu veux mon avis, elle est folle. Crois-tu que nous soyons en état de suivre ses conseils ?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Oh certo, se tu pigli pel rovescio il negozio.</text:p>
          </table:table-cell>
          <table:table-cell office:value-type="string" calcext:value-type="string">
            <text:p>- Oh bien sûr, si tu prends le problème à l'envers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Anzi io lo piglio per il suo vero dritto: </text:p>
          </table:table-cell>
          <table:table-cell office:value-type="string" calcext:value-type="string">
            <text:p>- Au contraire, je le prends dans son vrai sens :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n credi tu delitto </text:p>
          </table:table-cell>
          <table:table-cell office:value-type="string" calcext:value-type="string">
            <text:p>ne crois-tu pas que ce serait un crime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r due giovani omai promesse spose il far di queste cose?</text:p>
          </table:table-cell>
          <table:table-cell office:value-type="string" calcext:value-type="string">
            <text:p>pour deux jeunes filles déjà fiancées de faire des choses pareilles ?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Ella non dice che facciamo alcun mal.</text:p>
          </table:table-cell>
          <table:table-cell office:value-type="string" calcext:value-type="string">
            <text:p>- Elle dit que nous ne ferions rien de mal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È mal che basta i far parlar di noi!</text:p>
          </table:table-cell>
          <table:table-cell office:value-type="string" calcext:value-type="string">
            <text:p>- C'est déjà un mal que de faire parler de nous !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Quando si dice che vengon per Despina!</text:p>
          </table:table-cell>
          <table:table-cell office:value-type="string" calcext:value-type="string">
            <text:p>- Mais si les gens pensent qu'ils viennent pour Despina !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Oh, tu sei troppo largo di coscienza! E che diran gli sposi nostri?</text:p>
          </table:table-cell>
          <table:table-cell office:value-type="string" calcext:value-type="string">
            <text:p>- Oh, tu es bien accommodante avec ta conscience ! Et que diront nos fiancés ?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Nulla ; <text:s/>o non sapran l'affare, ed è tutto finito, </text:p>
          </table:table-cell>
          <table:table-cell office:value-type="string" calcext:value-type="string">
            <text:p>- Rien ; <text:s/>soit ils n'en sauront rien et l'affaire s'arrête là,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 sapran qualche cosa, e allor diremo che vennero per lei.</text:p>
          </table:table-cell>
          <table:table-cell office:value-type="string" calcext:value-type="string">
            <text:p>soit ils l'apprendreront et nous dirons qu'ils venaient pour Despina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Ma i nostri cori?</text:p>
          </table:table-cell>
          <table:table-cell office:value-type="string" calcext:value-type="string">
            <text:p>- Mais nos cœurs ?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Restano quel che sono. <text:s/>Per divertirsi un poco, e non morire dalla malinconia. </text:p>
          </table:table-cell>
          <table:table-cell office:value-type="string" calcext:value-type="string">
            <text:p>- Ils restent ce qu'ils sont. Se divertir un peu pour ne pas mourir de mélancolie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n si manca di fè, sorella mia.</text:p>
          </table:table-cell>
          <table:table-cell office:value-type="string" calcext:value-type="string">
            <text:p>ne nous empêche pas de rester fidèles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Questo è ver.</text:p>
          </table:table-cell>
          <table:table-cell office:value-type="string" calcext:value-type="string">
            <text:p>- C'est vrai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Dunque?</text:p>
          </table:table-cell>
          <table:table-cell office:value-type="string" calcext:value-type="string">
            <text:p>- Alors ?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Dunque fa un po' tu: ma non voglio aver colpa se poi nasce un imbroglio.</text:p>
          </table:table-cell>
          <table:table-cell office:value-type="string" calcext:value-type="string">
            <text:p>- Alors, fais comme tu veux, mais je ne veux pas être accusée si tout cela provoque des histoires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Che imbroglio nascer deve con tanta precauzion? </text:p>
          </table:table-cell>
          <table:table-cell office:value-type="string" calcext:value-type="string">
            <text:p>- Que peut-il bien arriver avec tant de précautions ?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r altro, ascolta, per intenderci bene: </text:p>
          </table:table-cell>
          <table:table-cell office:value-type="string" calcext:value-type="string">
            <text:p>Ecoute, mettons-nous d'accord :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al vuoi sceglier per te de' due Narcisi?</text:p>
          </table:table-cell>
          <table:table-cell office:value-type="string" calcext:value-type="string">
            <text:p><text:s/>lequel choisirais-tu entre les deux Narcisse ?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Decidi tu, sorella.</text:p>
          </table:table-cell>
          <table:table-cell office:value-type="string" calcext:value-type="string">
            <text:p>- Je te laisse le choix, ma soeur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Io già decisi.</text:p>
          </table:table-cell>
          <table:table-cell office:value-type="string" calcext:value-type="string">
            <text:p>- J'ai déjà choisi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enderò quel brunettino, Che più lepido mi par.</text:p>
          </table:table-cell>
          <table:table-cell office:value-type="string" calcext:value-type="string">
            <text:p>Je prendrai le petit brun qui me semble le plus drôle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Ed intanto io col biondino vo' un po' ridere e burlar.</text:p>
          </table:table-cell>
          <table:table-cell office:value-type="string" calcext:value-type="string">
            <text:p>- Pendant que je plaisanterai avec le blondinet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Scherzosetta, ai dolci detti lo di quel risponderò.</text:p>
          </table:table-cell>
          <table:table-cell office:value-type="string" calcext:value-type="string">
            <text:p>- Je répondrai malicieusement à ses mots doux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Sospirando, i sospiretti lo dell'altro imiterò.</text:p>
          </table:table-cell>
          <table:table-cell office:value-type="string" calcext:value-type="string">
            <text:p>- J'imiterai ses soupirs en soupirant moi-même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Mi dirà: Ben mio, mi moro!</text:p>
          </table:table-cell>
          <table:table-cell office:value-type="string" calcext:value-type="string">
            <text:p>- Il me dira : « Mon amour, je me meurs ! »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Mi dirà: Mio bel tesoro!</text:p>
          </table:table-cell>
          <table:table-cell office:value-type="string" calcext:value-type="string">
            <text:p>- Il me dira : « Mon beau trésor ! »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Ed intanto che diletto, che spassetto io proverò!</text:p>
          </table:table-cell>
          <table:table-cell office:value-type="string" calcext:value-type="string">
            <text:p>- Je serai comblée par tant de plaisir et de contentement.</text:p>
          </table:table-cell>
          <table:table-cell table:number-columns-repeated="16382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6">00/00/0000</text:date>, <text:time style:data-style-name="N2" text:time-value="01:10:46.5368768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6T01:10:56.227624218</dc:date>
    <meta:editing-duration>PT27M2S</meta:editing-duration>
    <meta:editing-cycles>11</meta:editing-cycles>
    <meta:generator>LibreOffice/24.2.7.2$Linux_X86_64 LibreOffice_project/420$Build-2</meta:generator>
    <meta:document-statistic meta:table-count="1" meta:cell-count="64" meta:object-count="0"/>
  </office:meta>
</office:document-meta>
</file>